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officeooo:rsid="00184c93" officeooo:paragraph-rsid="00184c93"/>
    </style:style>
    <style:style style:name="P2" style:family="paragraph" style:parent-style-name="Standard">
      <style:paragraph-properties fo:text-align="start" style:justify-single-word="false"/>
      <style:text-properties style:font-name="Liberation Serif" officeooo:rsid="00184c93" officeooo:paragraph-rsid="00184c93"/>
    </style:style>
    <style:style style:name="P3" style:family="paragraph" style:parent-style-name="Standard">
      <style:paragraph-properties fo:text-align="start" style:justify-single-word="false"/>
      <style:text-properties style:font-name="Liberation Serif" fo:font-weight="bold" officeooo:rsid="00184c93" officeooo:paragraph-rsid="00184c93" style:font-weight-asian="bold" style:font-weight-complex="bold"/>
    </style:style>
    <style:style style:name="P4" style:family="paragraph" style:parent-style-name="Standard">
      <style:paragraph-properties fo:text-align="start" style:justify-single-word="false"/>
      <style:text-properties style:font-name="Liberation Serif" fo:font-weight="bold" officeooo:rsid="0019b7a6" officeooo:paragraph-rsid="0019b7a6" style:font-weight-asian="bold" style:font-weight-complex="bold"/>
    </style:style>
    <style:style style:name="P5" style:family="paragraph" style:parent-style-name="Standard">
      <style:paragraph-properties fo:text-align="start" style:justify-single-word="false"/>
      <style:text-properties officeooo:paragraph-rsid="0019b7a6"/>
    </style:style>
    <style:style style:name="T1" style:family="text">
      <style:text-properties fo:font-weight="normal" style:font-weight-asian="normal" style:font-weight-complex="normal"/>
    </style:style>
    <style:style style:name="T2" style:family="text">
      <style:text-properties fo:font-weight="normal" officeooo:rsid="0019b7a6" style:font-weight-asian="normal" style:font-weight-complex="normal"/>
    </style:style>
    <style:style style:name="T3" style:family="text">
      <style:text-properties style:font-name="Liberation Serif" fo:font-weight="normal" officeooo:rsid="0019b7a6"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E 4733-01 Operating Systems I</text:p>
      <text:p text:style-name="P2">Assignment 01</text:p>
      <text:p text:style-name="P1"/>
      <text:p text:style-name="P1"/>
      <text:p text:style-name="P1"/>
      <text:p text:style-name="P2">Mark Hodge, mrh598</text:p>
      <text:p text:style-name="P2">28 January, 2019</text:p>
      <text:p text:style-name="P2"/>
      <text:p text:style-name="P3">Cost of Syscall:</text:p>
      <text:p text:style-name="P3"/>
      <text:p text:style-name="P3"><text:tab/><text:span text:style-name="T1">To measure the cost of a system call, first I performed multiple operations of the gettimeofday() function to test the precision of the time. Next, I implemented a C program to perform 100 system calls of zero-byte reads. The program begins by calling gettimeofday() to mark the start time of each loop. Then performs a read() of zero bytes. Then again calls gettimeofday() to mark the end time. Next, the program computes the total time taken in microseconds from start to end of each loop and prints it to the screen. Finally, the program adds the total time taken to the average value which is calculated at the end of the 100 iterations.</text:span></text:p>
      <text:p text:style-name="P3"><text:span text:style-name="T1"/></text:p>
      <text:p text:style-name="P3"><text:span text:style-name="T1"><text:tab/>To run this code:</text:span></text:p>
      <text:p text:style-name="P3"><text:span text:style-name="T1"><text:tab/><text:tab/>Use the gcc command on the assignment01_1_mrh598.c file then execute it.</text:span></text:p>
      <text:p text:style-name="P3"><text:span text:style-name="T1"/></text:p>
      <text:p text:style-name="P3">Cost of a context switch<text:span text:style-name="T1">:</text:span></text:p>
      <text:p text:style-name="P3"/>
      <text:p text:style-name="P3"><text:tab/><text:span text:style-name="T1">To measure the cost of a context switch, </text:span><text:span text:style-name="T2">the program makes use of two processes sending and receiving messages between two pipes. First, gettimeofday() is called to mark the start time of each context switch. Then pipes are created and messages initialized before the process is forked. Next, <text:s/>the processes write a message from parent to child, then the parent waits to receive a message from the child. Once the child receives the message through the first pipe, it then writes a message to the parent through the second pipe. Once the parent receives the message from the child through the second pipe, a context switch is complete. The program exits the forked process and calls gettimeofday() to mark the end of the completed context switch. The total time of each context switch is computed and printed to the screen in microseconds.</text:span></text:p>
      <text:p text:style-name="P3"><text:span text:style-name="T2"/></text:p>
      <text:p text:style-name="P3"><text:span text:style-name="T2"><text:tab/>To run this code:</text:span></text:p>
      <text:p text:style-name="P3"><text:span text:style-name="T2"><text:tab/><text:tab/>Use the gcc command on the assignment01_2_mrh598.c file then execute it.</text:span></text:p>
      <text:p text:style-name="P3"><text:span text:style-name="T2"/></text:p>
      <text:p text:style-name="P4">Reference:</text:p>
      <text:p text:style-name="P5"><text:span text:style-name="T3"><text:tab/>The out of class source used for this assignment was www.geeksforgeeks.com, the source was used to reference how to implement pipes and forks and as a guid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20:23:56.067304758</meta:creation-date>
    <dc:date>2020-01-28T20:43:41.884295269</dc:date>
    <meta:editing-duration>PT9M25S</meta:editing-duration>
    <meta:editing-cycles>1</meta:editing-cycles>
    <meta:document-statistic meta:table-count="0" meta:image-count="0" meta:object-count="0" meta:page-count="1" meta:paragraph-count="14" meta:word-count="334" meta:character-count="1953" meta:non-whitespace-character-count="1623"/>
    <meta:generator>LibreOffice/6.0.7.3$Linux_X86_64 LibreOffice_project/00m0$Build-3</meta:generator>
  </office:meta>
</office:document-meta>
</file>